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Liberation Sans" fo:font-size="16pt" fo:font-weight="bold" officeooo:rsid="0010cdd8" officeooo:paragraph-rsid="001400c6"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text-position="0% 100%" style:font-name="Liberation Sans" fo:font-size="16pt" fo:font-weight="bold" officeooo:rsid="0015687a" officeooo:paragraph-rsid="0015687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position="0% 100%" style:font-name="Liberation Sans" fo:font-size="16pt" officeooo:rsid="0010cdd8" officeooo:paragraph-rsid="001400c6" style:font-size-asian="16pt" style:font-size-complex="16pt"/>
    </style:style>
    <style:style style:name="P4" style:family="paragraph" style:parent-style-name="Standard">
      <style:text-properties style:text-position="0% 100%" style:font-name="Liberation Sans" fo:font-size="16pt" officeooo:rsid="0010cdd8" officeooo:paragraph-rsid="001400c6" style:font-size-asian="16pt" style:font-size-complex="16pt"/>
    </style:style>
    <style:style style:name="P5" style:family="paragraph" style:parent-style-name="Standard">
      <style:paragraph-properties fo:text-align="justify" style:justify-single-word="false"/>
      <style:text-properties style:text-position="0% 100%" style:font-name="Liberation Sans" fo:font-size="14pt" fo:font-weight="bold" officeooo:rsid="0015687a" officeooo:paragraph-rsid="0015687a"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text-position="0% 100%" style:font-name="Liberation Sans" fo:font-size="14pt" fo:font-weight="bold" officeooo:rsid="00194e99" officeooo:paragraph-rsid="00194e9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text-position="0% 100%" style:font-name="Liberation Sans" fo:font-size="14pt" fo:font-weight="normal" officeooo:rsid="0016f8c8" officeooo:paragraph-rsid="0016f8c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text-position="0% 100%" style:font-name="Liberation Sans" fo:font-size="14pt" fo:font-weight="normal" officeooo:rsid="001a965d" officeooo:paragraph-rsid="001a965d"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text-position="0% 100%" style:font-name="Liberation Sans" fo:font-size="12pt" fo:font-weight="normal" officeooo:rsid="001a965d" officeooo:paragraph-rsid="001a965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20pt" fo:font-weight="bold" officeooo:rsid="0010cdd8" officeooo:paragraph-rsid="001400c6"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Liberation Sans" fo:font-size="18pt" fo:font-weight="bold" officeooo:rsid="001400c6" officeooo:paragraph-rsid="001400c6" style:font-size-asian="18pt" style:font-weight-asian="bold" style:font-size-complex="18pt" style:font-weight-complex="bold"/>
    </style:style>
    <style:style style:name="P12" style:family="paragraph" style:parent-style-name="Standard">
      <style:text-properties style:font-name="Liberation Sans" fo:font-size="16pt" officeooo:rsid="0010cdd8" officeooo:paragraph-rsid="001400c6" style:font-size-asian="16pt" style:font-size-complex="16pt"/>
    </style:style>
    <style:style style:name="P13" style:family="paragraph" style:parent-style-name="Standard">
      <style:text-properties style:font-name="Liberation Sans" fo:font-size="16pt" officeooo:rsid="001400c6" officeooo:paragraph-rsid="001400c6" style:font-size-asian="16pt" style:font-size-complex="16pt"/>
    </style:style>
    <style:style style:name="P14" style:family="paragraph" style:parent-style-name="Standard">
      <style:paragraph-properties fo:text-align="justify" style:justify-single-word="false"/>
      <style:text-properties officeooo:paragraph-rsid="001a965d"/>
    </style:style>
    <style:style style:name="P15" style:family="paragraph" style:parent-style-name="Standard" style:list-style-name="L1">
      <style:paragraph-properties fo:text-align="justify" style:justify-single-word="false"/>
      <style:text-properties officeooo:paragraph-rsid="001a965d"/>
    </style:style>
    <style:style style:name="P16" style:family="paragraph" style:parent-style-name="Standard">
      <style:paragraph-properties fo:text-align="justify" style:justify-single-word="false"/>
      <style:text-properties officeooo:paragraph-rsid="00208f26"/>
    </style:style>
    <style:style style:name="P17" style:family="paragraph" style:parent-style-name="Standard" style:list-style-name="L2">
      <style:paragraph-properties fo:text-align="justify" style:justify-single-word="false"/>
      <style:text-properties officeooo:rsid="001dee7b" officeooo:paragraph-rsid="001dee7b"/>
    </style:style>
    <style:style style:name="P18" style:family="paragraph" style:parent-style-name="Standard">
      <style:paragraph-properties fo:text-align="justify" style:justify-single-word="false"/>
      <style:text-properties officeooo:rsid="001dee7b" officeooo:paragraph-rsid="001dee7b"/>
    </style:style>
    <style:style style:name="P19" style:family="paragraph" style:parent-style-name="Standard">
      <style:paragraph-properties fo:text-align="justify" style:justify-single-word="false"/>
      <style:text-properties fo:font-size="14pt" officeooo:rsid="001c37f8" officeooo:paragraph-rsid="001c37f8" style:font-size-asian="14pt" style:font-size-complex="14pt"/>
    </style:style>
    <style:style style:name="P20" style:family="paragraph" style:parent-style-name="Standard">
      <style:paragraph-properties fo:text-align="justify" style:justify-single-word="false"/>
      <style:text-properties fo:font-size="14pt" fo:font-weight="bold" officeooo:rsid="001f71ae" officeooo:paragraph-rsid="001f71ae"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fo:font-size="14pt" fo:font-weight="normal" officeooo:rsid="001f71ae" officeooo:paragraph-rsid="001f71ae"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1pt" fo:font-weight="normal" officeooo:rsid="001f71ae" officeooo:paragraph-rsid="001f71ae"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fo:font-weight="normal" officeooo:rsid="00208f26" officeooo:paragraph-rsid="00208f26" style:font-size-asian="9.60000038146973pt" style:font-weight-asian="normal" style:font-size-complex="11pt" style:font-weight-complex="normal"/>
    </style:style>
    <style:style style:name="P24" style:family="paragraph" style:parent-style-name="Standard">
      <style:text-properties fo:color="#000000" fo:font-size="14pt" fo:font-weight="normal" officeooo:rsid="0020cd59" officeooo:paragraph-rsid="00208f2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fo:font-size="14pt" fo:font-weight="normal" officeooo:rsid="002152c2" officeooo:paragraph-rsid="002152c2"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fo:font-weight="normal" officeooo:rsid="00226568" officeooo:paragraph-rsid="00226568" style:font-size-asian="12.25pt" style:font-weight-asian="normal" style:font-size-complex="14pt" style:font-weight-complex="normal"/>
    </style:style>
    <style:style style:name="P27" style:family="paragraph" style:parent-style-name="Standard" style:list-style-name="L5">
      <style:paragraph-properties fo:text-align="justify" style:justify-single-word="false"/>
      <style:text-properties fo:color="#000000" fo:font-size="14pt" fo:font-weight="normal" officeooo:rsid="00226568" officeooo:paragraph-rsid="00226568" style:font-size-asian="12.25pt" style:font-weight-asian="normal" style:font-size-complex="14pt" style:font-weight-complex="normal"/>
    </style:style>
    <style:style style:name="P28" style:family="paragraph" style:parent-style-name="Standard">
      <style:text-properties fo:color="#000000" fo:font-size="14pt" fo:font-weight="bold" officeooo:rsid="001ac3f6" officeooo:paragraph-rsid="00208f26" style:font-size-asian="14pt" style:font-weight-asian="bold" style:font-size-complex="14pt" style:font-weight-complex="bold"/>
    </style:style>
    <style:style style:name="P29" style:family="paragraph" style:parent-style-name="Standard">
      <style:text-properties fo:color="#000000" fo:font-size="14pt" fo:font-weight="bold" officeooo:rsid="0020ab39" officeooo:paragraph-rsid="00208f26" style:font-size-asian="14pt" style:font-weight-asian="bold" style:font-size-complex="14pt" style:font-weight-complex="bold"/>
    </style:style>
    <style:style style:name="P30" style:family="paragraph" style:parent-style-name="Standard">
      <style:text-properties fo:color="#000000" fo:font-size="14pt" officeooo:paragraph-rsid="00208f26" style:font-size-asian="14pt" style:font-size-complex="14pt"/>
    </style:style>
    <style:style style:name="P31" style:family="paragraph" style:parent-style-name="Standard">
      <style:text-properties fo:color="#000000" fo:font-size="12pt" fo:font-weight="normal" officeooo:rsid="001ac3f6" officeooo:paragraph-rsid="00208f26" style:font-size-asian="12pt" style:font-weight-asian="normal" style:font-size-complex="12pt" style:font-weight-complex="normal"/>
    </style:style>
    <style:style style:name="P32" style:family="paragraph" style:parent-style-name="Standard">
      <style:text-properties fo:color="#000000" fo:font-size="12pt" fo:font-weight="normal" officeooo:rsid="0020cd59" officeooo:paragraph-rsid="00208f26" style:font-size-asian="12pt" style:font-weight-asian="normal" style:font-size-complex="12pt" style:font-weight-complex="normal"/>
    </style:style>
    <style:style style:name="P33" style:family="paragraph" style:parent-style-name="Standard">
      <style:text-properties fo:color="#000000" fo:font-size="12pt" fo:font-weight="normal" officeooo:rsid="0020ab39" officeooo:paragraph-rsid="00208f2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20ab39" officeooo:paragraph-rsid="00208f26" style:font-size-asian="12pt" style:font-weight-asian="normal" style:font-size-complex="12pt" style:font-weight-complex="normal"/>
    </style:style>
    <style:style style:name="P35" style:family="paragraph" style:parent-style-name="Standard">
      <style:text-properties officeooo:paragraph-rsid="00208f26"/>
    </style:style>
    <style:style style:name="P36" style:family="paragraph" style:parent-style-name="Standard">
      <style:text-properties fo:font-size="12pt" officeooo:paragraph-rsid="00208f26" style:font-size-asian="12pt" style:font-size-complex="12pt"/>
    </style:style>
    <style:style style:name="P37" style:family="paragraph">
      <style:paragraph-properties fo:text-align="center"/>
    </style:style>
    <style:style style:name="T1" style:family="text">
      <style:text-properties style:text-position="0% 100%"/>
    </style:style>
    <style:style style:name="T2" style:family="text">
      <style:text-properties style:text-position="0% 100%" fo:font-weight="bold" style:font-weight-asian="bold" style:font-weight-complex="bold"/>
    </style:style>
    <style:style style:name="T3" style:family="text">
      <style:text-properties style:text-position="0% 100%" style:font-name="Liberation Sans"/>
    </style:style>
    <style:style style:name="T4" style:family="text">
      <style:text-properties style:text-position="0% 100%" style:font-name="Liberation Sans" fo:font-size="12pt" fo:font-weight="normal" style:font-size-asian="12pt" style:font-weight-asian="normal" style:font-size-complex="12pt" style:font-weight-complex="normal"/>
    </style:style>
    <style:style style:name="T5" style:family="text">
      <style:text-properties style:text-position="0% 100%" style:font-name="Liberation Sans" fo:font-size="12pt" fo:font-weight="normal" officeooo:rsid="001a965d" style:font-size-asian="12pt" style:font-weight-asian="normal" style:font-size-complex="12pt" style:font-weight-complex="normal"/>
    </style:style>
    <style:style style:name="T6" style:family="text">
      <style:text-properties style:text-position="0% 100%" style:font-name="Liberation Sans" fo:font-weight="normal" style:font-weight-asian="normal" style:font-weight-complex="normal"/>
    </style:style>
    <style:style style:name="T7" style:family="text">
      <style:text-properties style:text-position="0% 100%" style:font-name="Liberation Sans" fo:font-weight="normal" officeooo:rsid="001a965d" style:font-weight-asian="normal" style:font-weight-complex="normal"/>
    </style:style>
    <style:style style:name="T8" style:family="text">
      <style:text-properties officeooo:rsid="001858c6"/>
    </style:style>
    <style:style style:name="T9" style:family="text">
      <style:text-properties officeooo:rsid="00208f26"/>
    </style:style>
    <style:style style:name="T10" style:family="text">
      <style:text-properties officeooo:rsid="0020d5a4"/>
    </style:style>
    <style:style style:name="T11" style:family="text">
      <style:text-properties fo:color="#000000" fo:font-size="14pt" fo:font-weight="bold" officeooo:rsid="0020ab39" style:font-size-asian="14pt" style:font-weight-asian="bold" style:font-size-complex="14pt" style:font-weight-complex="bold"/>
    </style:style>
    <style:style style:name="T12" style:family="text">
      <style:text-properties fo:color="#000000" fo:font-size="14pt" fo:font-weight="bold" officeooo:rsid="001ac3f6" style:font-size-asian="14pt" style:font-weight-asian="bold" style:font-size-complex="14pt" style:font-weight-complex="bold"/>
    </style:style>
    <style:style style:name="T13" style:family="text">
      <style:text-properties fo:color="#000000" fo:font-size="14pt" fo:font-weight="bold" officeooo:rsid="00208f26" style:font-size-asian="14pt" style:font-weight-asian="bold" style:font-size-complex="14pt" style:font-weight-complex="bold"/>
    </style:style>
    <style:style style:name="T14" style:family="text">
      <style:text-properties fo:color="#000000" fo:font-size="14pt" fo:font-weight="normal" officeooo:rsid="0020ab39" style:font-size-asian="14pt" style:font-weight-asian="normal" style:font-size-complex="14pt" style:font-weight-complex="normal"/>
    </style:style>
    <style:style style:name="T15" style:family="text">
      <style:text-properties fo:color="#000000" fo:font-size="14pt" fo:font-weight="normal" officeooo:rsid="00208f26" style:font-size-asian="14pt" style:font-weight-asian="normal" style:font-size-complex="14pt" style:font-weight-complex="normal"/>
    </style:style>
    <style:style style:name="T16" style:family="text">
      <style:text-properties fo:color="#000000" fo:font-weight="normal" officeooo:rsid="0020ab39" style:font-weight-asian="normal" style:font-weight-complex="normal"/>
    </style:style>
    <style:style style:name="T17" style:family="text">
      <style:text-properties fo:font-size="14pt" fo:font-weight="normal" officeooo:rsid="00208f26" style:font-size-asian="12.25pt" style:font-weight-asian="normal" style:font-size-complex="14pt" style:font-weight-complex="normal"/>
    </style:style>
    <style:style style:name="T18" style:family="text">
      <style:text-properties officeooo:rsid="0020ab39"/>
    </style:style>
    <style:style style:name="T19" style:family="text">
      <style:text-properties fo:font-weight="normal" officeooo:rsid="00208f26" style:font-weight-asian="normal" style:font-weight-complex="normal"/>
    </style:style>
    <style:style style:name="T20" style:family="text">
      <style:text-properties officeooo:rsid="0023c2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Βάσεις Δεδομένων</text:p>
      <text:p text:style-name="P11">Εξαμηνιαία Εργασία</text:p>
      <text:p text:style-name="P3"/>
      <text:p text:style-name="P13"><text:span text:style-name="T2">Ομάδα:<text:tab/>47</text:span></text:p>
      <text:p text:style-name="P12"><text:span text:style-name="T2">Συνεργάτες:</text:span><text:span text:style-name="T1"> Βεκράκης Εμμανουήλ - 03116068</text:span></text:p>
      <text:p text:style-name="P4"><text:tab/><text:tab/> <text:s text:c="4"/>Βουλγαρίδης Ιωάννης - 03116151</text:p>
      <text:p text:style-name="P4"><draw:line text:anchor-type="paragraph" draw:z-index="0" draw:name="Shape1" draw:style-name="gr1" draw:text-style-name="P37" svg:x1="-0.1626in" svg:y1="0.3402in" svg:x2="7.0874in" svg:y2="0.3402in"><text:p/></draw:line><text:tab/><text:tab/> <text:s text:c="4"/>Γιαννιός Γεώργιος-Ταξιάρχης - 03116156</text:p>
      <text:p text:style-name="P4"/>
      <text:p text:style-name="P4"/>
      <text:p text:style-name="P2">Έντυπη αναφορά</text:p>
      <text:p text:style-name="P2"/>
      <text:p text:style-name="P2"/>
      <text:p text:style-name="P5">Σχόλια πλατφόρμας εκπόνησης της εργασίας</text:p>
      <text:p text:style-name="P1"/>
      <text:p text:style-name="P7">Επιλέξαμε ως ομάδα να εκπονήσουμε την βάση σε MySQL, ενώ τόσο για το SQL script όσο και για τον κώδικα για το User Interface χρησιμοποιήθηκε το περιβάλλον ανάπτυξης NetBeans. Η επιλογή αυτή ήταν προφανής καθώς αποφασίσαμε να υλοποιήσουμε <text:span text:style-name="T8">το γραφικό περιβάλλον σε γλώσσα Java, συνεργαζόμενη με το JDBC (Java DataBase Connectivity) API ώστε να κάνουμε τα κατάλληλα queries στην βάση μας, για την οποία το περιβάλλον NetBeans παρέχει αρκετά εργαλεία που μας βοήθησαν στην σχεδίαση του. Αυτό μας βοήθησε μεν στον ευκολότερο σχεδιασμό του γραφικού περιβάλλοντος αλλά προϋπέθετε υπάρχουσες γνώσεις στον προγραμματισμό σε Java και κατανόηση του αντικειμενοστραφούς τρόπου προγραμματισμού, δεξιότητες τις οποίες κατείχαν τα μέλη της ομάδας. Από τις πρώτες δυσκολίες που αντιμετωπίσαμε ήταν ο συγχρονισμός των διαφορετικών κομματιών της εργασίας που είχε αναλάβει το κάθε μέλος. Για την επίλυση του προβλήματος αυτού, δημιουργήσαμε ένα private repository στο github με collaborators τα μέλη της ομάδας ώστε να μπορεί ο καθένας να βλέπει την πρόοδο των άλλων και να συγχρονίζει την έκδοση του κώδικα του. Το επόμενο πρόβλημα που αντιμετωπίσαμε ήταν ο καθορισμός των constraints κατά τη δημιουργία της βάσης ώστε να εξυπηρετούν την εύρυθμη λειτουργία της βιβλιοθήκης, η επίλυση του οποίου παρουσιάζεται στην επόμενη παράγραφο.</text:span></text:p>
      <text:p text:style-name="P7"/>
      <text:p text:style-name="P7"/>
      <text:p text:style-name="P6"/>
      <text:p text:style-name="P6"/>
      <text:p text:style-name="P6"/>
      <text:p text:style-name="P6"/>
      <text:p text:style-name="P6"><text:soft-page-break/>Σχεδιασμός της Βάσης</text:p>
      <text:p text:style-name="P6"/>
      <text:p text:style-name="P8">Το σχεσιακό μοντέλο που επιλέξαμε να υλοποιήσουμε είναι αυτό της προτεινόμενης λύσης της Πρώτης Άσκησης που αναρτήθηκε στο mycourses. Συγκεκριμένα το μοντέλο είναι το εξής:</text:p>
      <text:p text:style-name="P9"/>
      <text:list xml:id="list4289821498" text:style-name="L1">
        <text:list-item>
          <text:p text:style-name="P15"><text:span text:style-name="T5">member(memberID, MFirst, MLast, Street, number, postalCode, Mbirthdate)</text:span></text:p>
        </text:list-item>
        <text:list-item>
          <text:p text:style-name="P15"><text:span text:style-name="T5">Book(ISBN, title,pubYear,numpages, pubName) pubName FK to publisher</text:span></text:p>
        </text:list-item>
        <text:list-item>
          <text:p text:style-name="P15"><text:span text:style-name="T5">author(authID, AFirst, ALast, Abirthdate)</text:span></text:p>
        </text:list-item>
        <text:list-item>
          <text:p text:style-name="P15"><text:span text:style-name="T5">category(categoryName, supercategoryName) supercategoryName FK to category</text:span></text:p>
        </text:list-item>
        <text:list-item>
          <text:p text:style-name="P15"><text:span text:style-name="T5">copies(ISBN, copyNr, shelf) ISBN FK to Book</text:span></text:p>
        </text:list-item>
        <text:list-item>
          <text:p text:style-name="P15"><text:span text:style-name="T5">publisher(pubName, estYear, street, number, postalCode)</text:span></text:p>
        </text:list-item>
        <text:list-item>
          <text:p text:style-name="P15"><text:span text:style-name="T5">employee(empID, EFirst, ELast, salary)</text:span></text:p>
        </text:list-item>
        <text:list-item>
          <text:p text:style-name="P15"><text:span text:style-name="T5">permanent_employee(empID, HiringDate) empID FK to employee</text:span></text:p>
        </text:list-item>
        <text:list-item>
          <text:p text:style-name="P15"><text:span text:style-name="T5">temporary_employee(empID, ContractNr) empID FK to employee</text:span></text:p>
        </text:list-item>
        <text:list-item>
          <text:p text:style-name="P15"><text:span text:style-name="T5">borrows(memberID, ISBN, copyNr, date_of_borrowing, date_of_return) memberID FK to member, ISBN FK to Books, (ISBN, copyNr) FK to copies</text:span></text:p>
        </text:list-item>
        <text:list-item>
          <text:p text:style-name="P15"><text:span text:style-name="T5">belongs_to(ISBN, categoryName) ISBN FK to Book, categoryName FK to category</text:span></text:p>
        </text:list-item>
        <text:list-item>
          <text:p text:style-name="P15"><text:span text:style-name="T5">reminder(empID, memberID, ISBN, copyNr, date_of_borrowing, date_of_reminder) empID FK to employee, memberID FK to member, ISBN FK to Book, (memberID, ISBN, copyNr, <text:tab/>date_of_borrowing) FK to borrows, (ISBN, copyNr) FK to copies</text:span></text:p>
        </text:list-item>
        <text:list-item>
          <text:p text:style-name="P15"><text:span text:style-name="T5">written_by(ISBN, authID) ISBN FK to Book, authID FK to author</text:span></text:p>
        </text:list-item>
      </text:list>
      <text:p text:style-name="P14"><text:span text:style-name="T5"/></text:p>
      <text:p text:style-name="P14"><text:span text:style-name="T5"/></text:p>
      <text:p text:style-name="P19"><text:span text:style-name="T7">Ο</text:span><text:span text:style-name="T6">ι περιορισμοί (constraints) που ορίσαμε στην Βάση μας είναι:</text:span></text:p>
      <text:list xml:id="list2403778855" text:style-name="L2">
        <text:list-item>
          <text:p text:style-name="P17"><text:span text:style-name="T4">Για το foreign key pubName του πίνακα Book </text:span></text:p>
        </text:list-item>
      </text:list>
      <text:p text:style-name="P18"><text:span text:style-name="T4"/></text:p>
      <text:p text:style-name="P18"><text:span text:style-name="T4"/></text:p>
      <text:p text:style-name="P18"><text:span text:style-name="T4"/></text:p>
      <text:p text:style-name="P20"><text:span text:style-name="T3">Κώδικας δημιουργίας Βάσης</text:span></text:p>
      <text:p text:style-name="P20"><text:span text:style-name="T3"/></text:p>
      <text:p text:style-name="P21"><text:span text:style-name="T3">Για τη δημιουργία τόσο της βάσης που περιγράφηκε παραπάνω, για τις όψεις και τα triggers που ζητούνται, καθώς και τις εισαγωγές δεδομένων χρησιμοποιήσαμε ένα sql αρχείο. Το αρχείο αυτό, όταν το εκτελούμε διαγράφει την βάση Library αν υπάρχει, την δημιουργεί από την αρχή με όλους του περιορισμούς, κατασκευάζει έναν χρήση libuser με κωδικό libuser και εισάγουμε κάποια δεδομένα για τον έλεγχο της λειτουργίας της. Το αρχείο αυτό παρουσιάζεται παρακάτω και βρίσκεται και στον φάκελο Library που περιέχει όλους τους κώδικες.</text:span></text:p>
      <text:p text:style-name="P21"><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span></text:p>
      <text:p text:style-name="P22"><text:s text:c="3"/>Library Database</text:p>
      <text:p text:style-name="P22"><text:s text:c="3"/>Script: Library.sql</text:p>
      <text:p text:style-name="P22"><text:s text:c="3"/>Description: Creates the Library database.</text:p>
      <text:p text:style-name="P22"><text:s text:c="3"/>DB Server: MySql</text:p>
      <text:p text:style-name="P22"><text:s text:c="3"/>Update: 19-05-2019</text:p>
      <text:p text:style-name="P22"><text:s text:c="3"/>Author: Vekrakis, Giannios, Voulgaridis</text:p>
      <text:p text:style-name="P22">********************************************************************************/</text:p>
      <text:p text:style-name="P22"/>
      <text:p text:style-name="P22"/>
      <text:p text:style-name="P22">/*******************************************************************************</text:p>
      <text:p text:style-name="P22"><text:s text:c="3"/>Drop database if it exists</text:p>
      <text:p text:style-name="P22">********************************************************************************/</text:p>
      <text:p text:style-name="P22">DROP DATABASE IF EXISTS Library;</text:p>
      <text:p text:style-name="P22"/>
      <text:p text:style-name="P22"/>
      <text:p text:style-name="P22">/*******************************************************************************</text:p>
      <text:p text:style-name="P22"><text:s text:c="3"/>Create database</text:p>
      <text:p text:style-name="P22">********************************************************************************/</text:p>
      <text:p text:style-name="P22">CREATE DATABASE Library;</text:p>
      <text:p text:style-name="P22"/>
      <text:p text:style-name="P22"/>
      <text:p text:style-name="P22">/*******************************************************************************</text:p>
      <text:p text:style-name="P22"><text:s text:c="3"/>Open database</text:p>
      <text:p text:style-name="P22">********************************************************************************/</text:p>
      <text:p text:style-name="P22">USE Library;</text:p>
      <text:p text:style-name="P22"/>
      <text:p text:style-name="P22"/>
      <text:p text:style-name="P22">/*******************************************************************************</text:p>
      <text:p text:style-name="P22"/>
      <text:p text:style-name="P22"><text:s text:c="3"/>Create user libuser</text:p>
      <text:p text:style-name="P22">********************************************************************************/</text:p>
      <text:p text:style-name="P22">CREATE USER IF NOT EXISTS 'libuser'@'localhost' IDENTIFIED BY 'libuser';</text:p>
      <text:p text:style-name="P22">GRANT ALL PRIVILEGES ON Library.* TO 'libuser'@'localhost';</text:p>
      <text:p text:style-name="P22">FLUSH PRIVILEGES;</text:p>
      <text:p text:style-name="P22"/>
      <text:p text:style-name="P22"/>
      <text:p text:style-name="P22">/*******************************************************************************</text:p>
      <text:p text:style-name="P22"><text:s text:c="3"/>Create tables</text:p>
      <text:p text:style-name="P22">********************************************************************************/</text:p>
      <text:p text:style-name="P22">CREATE TABLE Member</text:p>
      <text:p text:style-name="P22">(</text:p>
      <text:p text:style-name="P22"><text:s text:c="4"/>memberID INT NOT NULL AUTO_INCREMENT,</text:p>
      <text:p text:style-name="P22"><text:s text:c="4"/>MFirst NVARCHAR(40) NOT NULL,</text:p>
      <text:p text:style-name="P22"><text:s text:c="4"/>MLast NVARCHAR(40) NOT NULL,</text:p>
      <text:p text:style-name="P22"><text:s text:c="4"/>Street NVARCHAR(80),</text:p>
      <text:p text:style-name="P22"><text:s text:c="4"/>Snumber NVARCHAR(10),</text:p>
      <text:p text:style-name="P22"><text:s text:c="4"/>PostalCode NVARCHAR(10),</text:p>
      <text:p text:style-name="P22"><text:s text:c="4"/>Mbirthdate DATE,<text:tab/></text:p>
      <text:p text:style-name="P22"><text:s text:c="4"/></text:p>
      <text:p text:style-name="P22"><text:s text:c="4"/>CONSTRAINT PK_memberID PRIMARY KEY (memberID)</text:p>
      <text:p text:style-name="P22">);</text:p>
      <text:p text:style-name="P22"/>
      <text:p text:style-name="P22"><text:soft-page-break/></text:p>
      <text:p text:style-name="P22">CREATE TABLE Book</text:p>
      <text:p text:style-name="P22">(</text:p>
      <text:p text:style-name="P22"><text:s text:c="4"/>ISBN NVARCHAR(80) NOT NULL,</text:p>
      <text:p text:style-name="P22"><text:s text:c="4"/>title NVARCHAR(120) NOT NULL,</text:p>
      <text:p text:style-name="P22"><text:s text:c="4"/>pubYear INT,</text:p>
      <text:p text:style-name="P22"><text:s text:c="4"/>numPages INT,</text:p>
      <text:p text:style-name="P22"><text:s text:c="4"/>pubName NVARCHAR(80),</text:p>
      <text:p text:style-name="P22"><text:s text:c="4"/></text:p>
      <text:p text:style-name="P22"><text:s text:c="4"/>CONSTRAINT PK_ISBN PRIMARY KEY (ISBN)</text:p>
      <text:p text:style-name="P22">);</text:p>
      <text:p text:style-name="P22"/>
      <text:p text:style-name="P22"/>
      <text:p text:style-name="P22">CREATE TABLE Author</text:p>
      <text:p text:style-name="P22">(</text:p>
      <text:p text:style-name="P22"><text:s text:c="4"/>authID INT NOT NULL AUTO_INCREMENT,</text:p>
      <text:p text:style-name="P22"><text:s text:c="4"/>AFirst NVARCHAR(40) NOT NULL,</text:p>
      <text:p text:style-name="P22"><text:s text:c="4"/>ALast NVARCHAR(40) NOT NULL,</text:p>
      <text:p text:style-name="P22"><text:s text:c="4"/>Abirthdate DATE,<text:tab/></text:p>
      <text:p text:style-name="P22"><text:s text:c="4"/></text:p>
      <text:p text:style-name="P22"><text:s text:c="4"/>CONSTRAINT PK_authID PRIMARY KEY (authID)</text:p>
      <text:p text:style-name="P22">);</text:p>
      <text:p text:style-name="P22"/>
      <text:p text:style-name="P22"/>
      <text:p text:style-name="P22">CREATE TABLE Category</text:p>
      <text:p text:style-name="P22">(</text:p>
      <text:p text:style-name="P22"><text:s text:c="4"/>categoryName NVARCHAR(80) NOT NULL,</text:p>
      <text:p text:style-name="P22"><text:s text:c="4"/>supercategoryName NVARCHAR(80),</text:p>
      <text:p text:style-name="P22"><text:s text:c="4"/></text:p>
      <text:p text:style-name="P22"><text:s text:c="4"/>CONSTRAINT PK_categoryName PRIMARY KEY (categoryName)</text:p>
      <text:p text:style-name="P22">);</text:p>
      <text:p text:style-name="P22"/>
      <text:p text:style-name="P22"/>
      <text:p text:style-name="P22">CREATE TABLE Copies</text:p>
      <text:p text:style-name="P22">(</text:p>
      <text:p text:style-name="P22"><text:s text:c="4"/>ISBN NVARCHAR(80) NOT NULL,</text:p>
      <text:p text:style-name="P22"><text:s text:c="4"/>copyNr INT,</text:p>
      <text:p text:style-name="P22"><text:s text:c="4"/>shelf INT,</text:p>
      <text:p text:style-name="P22"><text:s text:c="4"/></text:p>
      <text:p text:style-name="P22"><text:s text:c="4"/>CONSTRAINT PK_ISBN_copyNr PRIMARY KEY (ISBN, copyNr)</text:p>
      <text:p text:style-name="P22">);</text:p>
      <text:p text:style-name="P22"/>
      <text:p text:style-name="P22"/>
      <text:p text:style-name="P22">CREATE TABLE Publisher</text:p>
      <text:p text:style-name="P22">(</text:p>
      <text:p text:style-name="P22"><text:s text:c="4"/>pubName NVARCHAR(80) NOT NULL,</text:p>
      <text:p text:style-name="P22"><text:s text:c="4"/>estYear INT,<text:tab/></text:p>
      <text:p text:style-name="P22"><text:s text:c="4"/>street NVARCHAR(80) NOT NULL,</text:p>
      <text:p text:style-name="P22"><text:s text:c="4"/>snumber NVARCHAR(10),</text:p>
      <text:p text:style-name="P22"><text:s text:c="4"/>postalCode NVARCHAR(10),</text:p>
      <text:p text:style-name="P22"><text:s text:c="4"/></text:p>
      <text:p text:style-name="P22"><text:s text:c="4"/>CONSTRAINT PK_pubName PRIMARY KEY (pubName)</text:p>
      <text:p text:style-name="P22">);</text:p>
      <text:p text:style-name="P22"><text:soft-page-break/></text:p>
      <text:p text:style-name="P22"/>
      <text:p text:style-name="P22">CREATE TABLE Employee</text:p>
      <text:p text:style-name="P22">(</text:p>
      <text:p text:style-name="P22"><text:s text:c="4"/>empID INT NOT NULL AUTO_INCREMENT,</text:p>
      <text:p text:style-name="P22"><text:s text:c="4"/>EFirst NVARCHAR(40) NOT NULL,</text:p>
      <text:p text:style-name="P22"><text:s text:c="4"/>ELast NVARCHAR(40) NOT NULL,</text:p>
      <text:p text:style-name="P22"><text:s text:c="4"/>salary FLOAT,<text:tab/></text:p>
      <text:p text:style-name="P22"><text:s text:c="4"/></text:p>
      <text:p text:style-name="P22"><text:s text:c="4"/>CONSTRAINT PK_empID PRIMARY KEY (empID)</text:p>
      <text:p text:style-name="P22">);</text:p>
      <text:p text:style-name="P22"/>
      <text:p text:style-name="P22"/>
      <text:p text:style-name="P22">CREATE TABLE Permanent_Employee</text:p>
      <text:p text:style-name="P22">(</text:p>
      <text:p text:style-name="P22"><text:s text:c="4"/>empID INT NOT NULL,</text:p>
      <text:p text:style-name="P22"><text:s text:c="4"/>HiringDate DATE,<text:tab/></text:p>
      <text:p text:style-name="P22"><text:s text:c="4"/></text:p>
      <text:p text:style-name="P22"><text:s text:c="4"/>CONSTRAINT PK_empID PRIMARY KEY (empID)</text:p>
      <text:p text:style-name="P22">);</text:p>
      <text:p text:style-name="P22"/>
      <text:p text:style-name="P22"/>
      <text:p text:style-name="P22">CREATE TABLE Temporary_Employee</text:p>
      <text:p text:style-name="P22">(</text:p>
      <text:p text:style-name="P22"><text:s text:c="4"/>empID INT NOT NULL,</text:p>
      <text:p text:style-name="P22"><text:s text:c="4"/>ContractNr INT,<text:tab/></text:p>
      <text:p text:style-name="P22"><text:s text:c="4"/></text:p>
      <text:p text:style-name="P22"><text:s text:c="4"/>CONSTRAINT PK_empID PRIMARY KEY (empID)</text:p>
      <text:p text:style-name="P22">);</text:p>
      <text:p text:style-name="P22"/>
      <text:p text:style-name="P22"/>
      <text:p text:style-name="P22">CREATE TABLE Borrows</text:p>
      <text:p text:style-name="P22">(</text:p>
      <text:p text:style-name="P22"><text:s text:c="4"/>memberID INT NOT NULL,</text:p>
      <text:p text:style-name="P22"><text:s text:c="4"/>ISBN NVARCHAR(80) NOT NULL,</text:p>
      <text:p text:style-name="P22"><text:s text:c="4"/>copyNr INT,</text:p>
      <text:p text:style-name="P22"><text:s text:c="4"/>date_of_borrowing DATE,</text:p>
      <text:p text:style-name="P22"><text:s text:c="4"/>date_of_return DATE,</text:p>
      <text:p text:style-name="P22"/>
      <text:p text:style-name="P22"><text:s text:c="4"/>CONSTRAINT PK_micd PRIMARY KEY (memberID,ISBN,copyNr,date_of_borrowing)</text:p>
      <text:p text:style-name="P22">);</text:p>
      <text:p text:style-name="P22"/>
      <text:p text:style-name="P22"/>
      <text:p text:style-name="P22">CREATE TABLE Belongs_to</text:p>
      <text:p text:style-name="P22">(</text:p>
      <text:p text:style-name="P22"><text:s text:c="4"/>ISBN NVARCHAR(80) NOT NULL,</text:p>
      <text:p text:style-name="P22"><text:s text:c="4"/>categoryName NVARCHAR(80) NOT NULL,</text:p>
      <text:p text:style-name="P22"/>
      <text:p text:style-name="P22"><text:s text:c="4"/>CONSTRAINT PK_ic PRIMARY KEY (ISBN,categoryName)</text:p>
      <text:p text:style-name="P22">);</text:p>
      <text:p text:style-name="P22"/>
      <text:p text:style-name="P22"/>
      <text:p text:style-name="P22">CREATE TABLE Reminder</text:p>
      <text:p text:style-name="P22"><text:soft-page-break/>(</text:p>
      <text:p text:style-name="P22"><text:s text:c="4"/>empID INT,</text:p>
      <text:p text:style-name="P22"><text:s text:c="4"/>memberID INT NOT NULL,</text:p>
      <text:p text:style-name="P22"><text:s text:c="4"/>ISBN NVARCHAR(80) NOT NULL,</text:p>
      <text:p text:style-name="P22"><text:s text:c="4"/>copyNr INT,</text:p>
      <text:p text:style-name="P22"><text:s text:c="4"/>date_of_borrowing DATE,</text:p>
      <text:p text:style-name="P22"><text:s text:c="4"/>date_of_reminder DATE,</text:p>
      <text:p text:style-name="P22"/>
      <text:p text:style-name="P22"><text:s text:c="4"/>CONSTRAINT PK_emicdd PRIMARY KEY (empID,memberID,ISBN,copyNr,date_of_borrowing,date_of_reminder)</text:p>
      <text:p text:style-name="P22">);</text:p>
      <text:p text:style-name="P22"/>
      <text:p text:style-name="P22"/>
      <text:p text:style-name="P22">CREATE TABLE Written_by</text:p>
      <text:p text:style-name="P22">(</text:p>
      <text:p text:style-name="P22"><text:s text:c="4"/>ISBN NVARCHAR(80) NOT NULL,</text:p>
      <text:p text:style-name="P22"><text:s text:c="4"/>authID INT NOT NULL,</text:p>
      <text:p text:style-name="P22"/>
      <text:p text:style-name="P22"><text:s text:c="4"/>CONSTRAINT PK_ia PRIMARY KEY (ISBN,authID)</text:p>
      <text:p text:style-name="P22">);</text:p>
      <text:p text:style-name="P22"/>
      <text:p text:style-name="P22"/>
      <text:p text:style-name="P22">/*******************************************************************************</text:p>
      <text:p text:style-name="P22"><text:s text:c="3"/>Create Unique Indexes</text:p>
      <text:p text:style-name="P22">********************************************************************************/</text:p>
      <text:p text:style-name="P22">CREATE INDEX INX_memberID ON Member (memberID);</text:p>
      <text:p text:style-name="P22">CREATE INDEX INX_isbn ON Book (ISBN);</text:p>
      <text:p text:style-name="P22">CREATE INDEX INX_authID ON Author (authID);</text:p>
      <text:p text:style-name="P22">CREATE INDEX INX_ISBN_copyNr ON Copies (ISBN, copyNr);</text:p>
      <text:p text:style-name="P22">CREATE INDEX INX_pubName ON Publisher (pubName);</text:p>
      <text:p text:style-name="P22">CREATE INDEX INX_empID ON Employee (empID);</text:p>
      <text:p text:style-name="P22">CREATE INDEX INX_empID ON Permanent_Employee (empID);</text:p>
      <text:p text:style-name="P22">CREATE INDEX INX_empID ON Temporary_Employee (empID);</text:p>
      <text:p text:style-name="P22">CREATE INDEX INX_micd ON Borrows (memberID,ISBN,copyNr,date_of_borrowing);</text:p>
      <text:p text:style-name="P22">CREATE INDEX INX_emicdd ON Reminder (empID,memberID,ISBN,copyNr,date_of_borrowing,date_of_reminder);</text:p>
      <text:p text:style-name="P22">CREATE INDEX INX_ia ON Written_by (ISBN,authID);</text:p>
      <text:p text:style-name="P22">CREATE INDEX INX_ic ON Belongs_to (ISBN,categoryName);</text:p>
      <text:p text:style-name="P22"/>
      <text:p text:style-name="P22"/>
      <text:p text:style-name="P22">/*******************************************************************************</text:p>
      <text:p text:style-name="P22"><text:s text:c="3"/>Create Foreign Keys</text:p>
      <text:p text:style-name="P22">********************************************************************************/</text:p>
      <text:p text:style-name="P22"/>
      <text:p text:style-name="P22">/* 1. Create Foreign key: FK_BOOK_pubName in Book table to Publisher table */</text:p>
      <text:p text:style-name="P22">ALTER TABLE Book ADD CONSTRAINT FK_BOOK_pubName</text:p>
      <text:p text:style-name="P22"><text:s text:c="4"/>FOREIGN KEY (pubName) REFERENCES Publisher (pubName)</text:p>
      <text:p text:style-name="P22"><text:s text:c="4"/>ON DELETE SET NULL</text:p>
      <text:p text:style-name="P22"><text:s text:c="4"/>ON UPDATE CASCADE;</text:p>
      <text:p text:style-name="P22"/>
      <text:p text:style-name="P22"/>
      <text:p text:style-name="P22">/* Create Foreign key: FK_CATEGORY_cat in Category table to Category table*/</text:p>
      <text:p text:style-name="P22">ALTER TABLE Category ADD CONSTRAINT FK_CATEGORY_cat</text:p>
      <text:p text:style-name="P22"><text:soft-page-break/><text:s text:c="4"/>FOREIGN KEY (supercategoryName) REFERENCES Category (categoryName)</text:p>
      <text:p text:style-name="P22"><text:s text:c="4"/>ON DELETE CASCADE</text:p>
      <text:p text:style-name="P22"><text:s text:c="4"/>ON UPDATE CASCADE;</text:p>
      <text:p text:style-name="P22"/>
      <text:p text:style-name="P22"/>
      <text:p text:style-name="P22">/* Create Foreign key: FK_COPIES_isbn in Copies table to Book table */</text:p>
      <text:p text:style-name="P22">ALTER TABLE Copies ADD CONSTRAINT FK_COPIES_isbn</text:p>
      <text:p text:style-name="P22"><text:s text:c="4"/>FOREIGN KEY (ISBN) REFERENCES Book (ISBN)</text:p>
      <text:p text:style-name="P22"><text:s text:c="4"/>ON DELETE CASCADE</text:p>
      <text:p text:style-name="P22"><text:s text:c="4"/>ON UPDATE CASCADE;</text:p>
      <text:p text:style-name="P22"/>
      <text:p text:style-name="P22"/>
      <text:p text:style-name="P22">/* Create Foreign key: FK_PE_empID in Permanent_employee table to Employee table*/</text:p>
      <text:p text:style-name="P22">ALTER TABLE Permanent_Employee ADD CONSTRAINT FK_PE_empID</text:p>
      <text:p text:style-name="P22"><text:s text:c="4"/>FOREIGN KEY (empID) REFERENCES Employee (empID)</text:p>
      <text:p text:style-name="P22"><text:s text:c="4"/>ON DELETE CASCADE</text:p>
      <text:p text:style-name="P22"><text:s text:c="4"/>ON UPDATE CASCADE;</text:p>
      <text:p text:style-name="P22"/>
      <text:p text:style-name="P22"/>
      <text:p text:style-name="P22">/* Create Foreign key: FK_TE_empID in Temorary_employee table to Employee table*/</text:p>
      <text:p text:style-name="P22">ALTER TABLE Temporary_Employee ADD CONSTRAINT FK_TE_empID</text:p>
      <text:p text:style-name="P22"><text:s text:c="4"/>FOREIGN KEY (empID) REFERENCES Employee (empID)</text:p>
      <text:p text:style-name="P22"><text:s text:c="4"/>ON DELETE CASCADE</text:p>
      <text:p text:style-name="P22"><text:s text:c="4"/>ON UPDATE CASCADE;</text:p>
      <text:p text:style-name="P22"/>
      <text:p text:style-name="P22"/>
      <text:p text:style-name="P22">/* Create Foreign key: FK_BORROWS_memberID in Borrows_to table to Member table */</text:p>
      <text:p text:style-name="P22">ALTER TABLE Borrows ADD CONSTRAINT FK_BORROWS_memberID</text:p>
      <text:p text:style-name="P22"><text:s text:c="4"/>FOREIGN KEY (memberID) REFERENCES Member (memberID)</text:p>
      <text:p text:style-name="P22"><text:s text:c="4"/>ON DELETE NO ACTION</text:p>
      <text:p text:style-name="P22"><text:s text:c="4"/>ON UPDATE CASCADE;</text:p>
      <text:p text:style-name="P22"/>
      <text:p text:style-name="P22"/>
      <text:p text:style-name="P22">/* Create Foreign key: FK_BORROWS_isbn in Borrows table to Book table*/</text:p>
      <text:p text:style-name="P22">ALTER TABLE Borrows ADD CONSTRAINT FK_BORROWS_isbn</text:p>
      <text:p text:style-name="P22"><text:s text:c="4"/>FOREIGN KEY (ISBN) REFERENCES Book (ISBN)</text:p>
      <text:p text:style-name="P22"><text:s text:c="4"/>ON DELETE NO ACTION</text:p>
      <text:p text:style-name="P22"><text:s text:c="4"/>ON UPDATE CASCADE;</text:p>
      <text:p text:style-name="P22"/>
      <text:p text:style-name="P22"/>
      <text:p text:style-name="P22">/* Create Foreign key: FK_BORROWS_isbn in Borrows table to Copies table*/</text:p>
      <text:p text:style-name="P22">ALTER TABLE Borrows ADD CONSTRAINT FK_BORROWS_isbn_copyNr</text:p>
      <text:p text:style-name="P22"><text:s text:c="4"/>FOREIGN KEY (ISBN,copyNr) REFERENCES Copies (ISBN,copyNr)</text:p>
      <text:p text:style-name="P22"><text:s text:c="4"/>ON DELETE NO ACTION</text:p>
      <text:p text:style-name="P22"><text:s text:c="4"/>ON UPDATE CASCADE;</text:p>
      <text:p text:style-name="P22"/>
      <text:p text:style-name="P22"/>
      <text:p text:style-name="P22">/* Create Foreign key: FK_BELONGS_isbn in Belongs_to table to Book table*/</text:p>
      <text:p text:style-name="P22">ALTER TABLE Belongs_to ADD CONSTRAINT FK_BELONGS_isbn</text:p>
      <text:p text:style-name="P22"><text:s text:c="4"/>FOREIGN KEY (ISBN) REFERENCES Book (ISBN)</text:p>
      <text:p text:style-name="P22"><text:s text:c="4"/>ON DELETE CASCADE</text:p>
      <text:p text:style-name="P22"><text:s text:c="4"/>ON UPDATE CASCADE;</text:p>
      <text:p text:style-name="P22"/>
      <text:p text:style-name="P22"><text:soft-page-break/></text:p>
      <text:p text:style-name="P22">/* Create Foreign key: FK_BELONGS_categoryName in Belongs_to table to Category table */</text:p>
      <text:p text:style-name="P22">ALTER TABLE Belongs_to ADD CONSTRAINT FK_BELONGS_categoryName</text:p>
      <text:p text:style-name="P22"><text:s text:c="4"/>FOREIGN KEY (categoryName) REFERENCES Category (categoryName)</text:p>
      <text:p text:style-name="P22"><text:s text:c="4"/>ON DELETE CASCADE</text:p>
      <text:p text:style-name="P22"><text:s text:c="4"/>ON UPDATE CASCADE;</text:p>
      <text:p text:style-name="P22"/>
      <text:p text:style-name="P22"/>
      <text:p text:style-name="P22">/* Create Foreign key: FK_REMINDER_empID in Reminder table to Employee table */</text:p>
      <text:p text:style-name="P22">ALTER TABLE Reminder ADD CONSTRAINT FK_REMINDER_empID</text:p>
      <text:p text:style-name="P22"><text:s text:c="4"/>FOREIGN KEY (empID) REFERENCES Employee (empID)</text:p>
      <text:p text:style-name="P22"><text:s text:c="4"/>ON DELETE CASCADE</text:p>
      <text:p text:style-name="P22"><text:s text:c="4"/>ON UPDATE CASCADE;</text:p>
      <text:p text:style-name="P22"/>
      <text:p text:style-name="P22"/>
      <text:p text:style-name="P22">/* Create Foreign key: FK_REMINDER_memberID in Reminder table to Member table */</text:p>
      <text:p text:style-name="P22">ALTER TABLE Reminder ADD CONSTRAINT FK_REMINDER_memberID</text:p>
      <text:p text:style-name="P22"><text:s text:c="4"/>FOREIGN KEY (memberID) REFERENCES Member (memberID)</text:p>
      <text:p text:style-name="P22"><text:s text:c="4"/>ON DELETE CASCADE</text:p>
      <text:p text:style-name="P22"><text:s text:c="4"/>ON UPDATE CASCADE;</text:p>
      <text:p text:style-name="P22"/>
      <text:p text:style-name="P22"/>
      <text:p text:style-name="P22">/* Create Foreign key: FK_REMINDER_isbn in Reminder table to Book table */</text:p>
      <text:p text:style-name="P22">ALTER TABLE Reminder ADD CONSTRAINT FK_REMINDER_isbn</text:p>
      <text:p text:style-name="P22"><text:s text:c="4"/>FOREIGN KEY (ISBN) REFERENCES Book (ISBN)</text:p>
      <text:p text:style-name="P22"><text:s text:c="4"/>ON DELETE CASCADE</text:p>
      <text:p text:style-name="P22"><text:s text:c="4"/>ON UPDATE CASCADE;</text:p>
      <text:p text:style-name="P22"/>
      <text:p text:style-name="P22"/>
      <text:p text:style-name="P22">/* Create Foreign key: FK_REMINDER_micd in Reminder table to Borrows table */</text:p>
      <text:p text:style-name="P22">ALTER TABLE Reminder ADD CONSTRAINT FK_REMINDER_micd</text:p>
      <text:p text:style-name="P22"><text:s text:c="4"/>FOREIGN KEY (memberID,ISBN,copyNr,date_of_borrowing) REFERENCES Borrows (memberID,ISBN,copyNr,date_of_borrowing)</text:p>
      <text:p text:style-name="P22"><text:s text:c="4"/>ON DELETE CASCADE</text:p>
      <text:p text:style-name="P22"><text:s text:c="4"/>ON UPDATE CASCADE;</text:p>
      <text:p text:style-name="P22"/>
      <text:p text:style-name="P22"/>
      <text:p text:style-name="P22">/* Create Foreign key: FK_REMINDER_ic in Reminder table to Copies table */</text:p>
      <text:p text:style-name="P22">ALTER TABLE Reminder ADD CONSTRAINT FK_REMINDER_ic</text:p>
      <text:p text:style-name="P22"><text:s text:c="4"/>FOREIGN KEY (ISBN,copyNr) REFERENCES Copies (ISBN,copyNr)</text:p>
      <text:p text:style-name="P22"><text:s text:c="4"/>ON DELETE CASCADE</text:p>
      <text:p text:style-name="P22"><text:s text:c="4"/>ON UPDATE CASCADE;</text:p>
      <text:p text:style-name="P22"/>
      <text:p text:style-name="P22"/>
      <text:p text:style-name="P22">/* Create Foreign key: FK_WRRITENBY_isbn in Written_by table to Book table */</text:p>
      <text:p text:style-name="P22">ALTER TABLE Written_by ADD CONSTRAINT FK_WRITTENBY_isbn</text:p>
      <text:p text:style-name="P22"><text:s text:c="4"/>FOREIGN KEY (ISBN) REFERENCES Book (ISBN)</text:p>
      <text:p text:style-name="P22"><text:s text:c="4"/>ON DELETE CASCADE</text:p>
      <text:p text:style-name="P22"><text:s text:c="4"/>ON UPDATE CASCADE;</text:p>
      <text:p text:style-name="P22"/>
      <text:p text:style-name="P22"/>
      <text:p text:style-name="P22">/* Create Foreign key: FK_WRRITENBY_authid in Written_by table to Author table */</text:p>
      <text:p text:style-name="P22">ALTER TABLE Written_by ADD CONSTRAINT FK_WRITTENBY_authid</text:p>
      <text:p text:style-name="P22"><text:soft-page-break/><text:s text:c="4"/>FOREIGN KEY (authID) REFERENCES Author (authID)</text:p>
      <text:p text:style-name="P22"><text:s text:c="4"/>ON DELETE CASCADE</text:p>
      <text:p text:style-name="P22"><text:s text:c="4"/>ON UPDATE CASCADE;</text:p>
      <text:p text:style-name="P22"><text:s text:c="4"/></text:p>
      <text:p text:style-name="P22"><text:s text:c="4"/></text:p>
      <text:p text:style-name="P22">/*******************************************************************************</text:p>
      <text:p text:style-name="P22"><text:s text:c="3"/>Create trigger that permits members to borrow books if they are not eligible</text:p>
      <text:p text:style-name="P22">********************************************************************************/</text:p>
      <text:p text:style-name="P22">DELIMITER |</text:p>
      <text:p text:style-name="P22">CREATE TRIGGER TR_BORROWS BEFORE INSERT ON Borrows</text:p>
      <text:p text:style-name="P22">FOR EACH ROW</text:p>
      <text:p text:style-name="P22">BEGIN</text:p>
      <text:p text:style-name="P22"><text:s text:c="4"/>DECLARE total INT;</text:p>
      <text:p text:style-name="P22"><text:s text:c="4"/>DECLARE dayDiff INT;</text:p>
      <text:p text:style-name="P22"><text:s text:c="4"/></text:p>
      <text:p text:style-name="P22"><text:s text:c="4"/>SET total := (SELECT COUNT(*) FROM Borrows WHERE NEW.memberID=memberID AND date_of_return IS NULL);</text:p>
      <text:p text:style-name="P22"><text:s text:c="4"/>SET dayDiff := (SELECT DATEDIFF(DATE(NOW()), date_of_borrowing) FROM Borrows WHERE NEW.memberID=memberID AND date_of_return IS NULL ORDER BY date_of_borrowing LIMIT 1);</text:p>
      <text:p text:style-name="P22"><text:s text:c="8"/></text:p>
      <text:p text:style-name="P22"><text:s text:c="4"/>IF ((total &gt;= 5) OR (dayDiff &gt; 30))</text:p>
      <text:p text:style-name="P22"><text:s text:c="4"/>THEN</text:p>
      <text:p text:style-name="P22"><text:s text:c="8"/>SIGNAL SQLSTATE '02000' SET MESSAGE_TEXT = "Error! This user is not eligible to borrow a book!";</text:p>
      <text:p text:style-name="P22"><text:s text:c="4"/>END IF;</text:p>
      <text:p text:style-name="P22">END|</text:p>
      <text:p text:style-name="P22"/>
      <text:p text:style-name="P22">DELIMITER ;</text:p>
      <text:p text:style-name="P22"/>
      <text:p text:style-name="P22"/>
      <text:p text:style-name="P22">/*******************************************************************************</text:p>
      <text:p text:style-name="P22"><text:s text:c="3"/>Create trigger that inserts category if it doesn't exist</text:p>
      <text:p text:style-name="P22">********************************************************************************/</text:p>
      <text:p text:style-name="P22">DELIMITER |</text:p>
      <text:p text:style-name="P22">CREATE TRIGGER TR_CATEGORY BEFORE INSERT ON Belongs_to</text:p>
      <text:p text:style-name="P22">FOR EACH ROW</text:p>
      <text:p text:style-name="P22">BEGIN</text:p>
      <text:p text:style-name="P22"><text:s text:c="4"/>DECLARE exist INT;</text:p>
      <text:p text:style-name="P22"><text:s text:c="4"/>SET exist := (SELECT COUNT(*) FROM Category WHERE categoryName = NEW.categoryName);</text:p>
      <text:p text:style-name="P22"><text:s text:c="11"/></text:p>
      <text:p text:style-name="P22"><text:s text:c="4"/>IF (exist = 0)</text:p>
      <text:p text:style-name="P22"><text:s text:c="4"/>THEN</text:p>
      <text:p text:style-name="P22"><text:s text:c="8"/>INSERT INTO Category VALUES (NEW.categoryName, NULL);</text:p>
      <text:p text:style-name="P22"><text:s text:c="4"/>END IF;</text:p>
      <text:p text:style-name="P22">END|</text:p>
      <text:p text:style-name="P22"/>
      <text:p text:style-name="P22">DELIMITER ;</text:p>
      <text:p text:style-name="P22"/>
      <text:p text:style-name="P22"/>
      <text:p text:style-name="P22">/*******************************************************************************</text:p>
      <text:p text:style-name="P22"><text:s text:c="3"/>Insert data into Publisher table</text:p>
      <text:p text:style-name="P22">********************************************************************************/</text:p>
      <text:p text:style-name="P22">INSERT INTO Publisher VALUES("ΓΚΙΟΥΡΔΑΣ",1932,"Βαλτετσίου","90",16885);</text:p>
      <text:p text:style-name="P22"><text:soft-page-break/>INSERT INTO Publisher VALUES("ΚΕΡΔΟΣ",1984,"Βάρναλη Κώστα","171",16872);</text:p>
      <text:p text:style-name="P22">INSERT INTO Publisher VALUES("ΚΛΕΙΔΑΡΙΘΜΟΣ",1977,"Βενιζέλου Ελευθέριου","93",16514);</text:p>
      <text:p text:style-name="P22">INSERT INTO Publisher VALUES("ΒΙΒΛΙΟΝΕΤ",1996,"Βεργίνας","148",16611);</text:p>
      <text:p text:style-name="P22">INSERT INTO Publisher VALUES("ΜΕΤΑΙΧΜΙΟ",1980,"Βορρά","57",16949);</text:p>
      <text:p text:style-name="P22">INSERT INTO Publisher VALUES("ΕΛΕΥΘΕΡΟΥΔΑΚΗΣ",1949,"Γαρδένιας","184",16848);</text:p>
      <text:p text:style-name="P22">INSERT INTO Publisher VALUES("ΠΑΠΑΣΩΤΗΡΙΟΥ",1978,"Γενναδίου","172",16509);</text:p>
      <text:p text:style-name="P22">INSERT INTO Publisher VALUES("ΠΡΩΤΟΠΟΡΙΑ",1995,"Δελφών","152",16824);</text:p>
      <text:p text:style-name="P22"/>
      <text:p text:style-name="P22">/*******************************************************************************</text:p>
      <text:p text:style-name="P22"><text:s text:c="3"/>Insert data into Book table</text:p>
      <text:p text:style-name="P22">********************************************************************************/</text:p>
      <text:p text:style-name="P22">INSERT INTO Book VALUES("960–538–174–5","Adobe Photoshop CS3",2002,622,"ΓΚΙΟΥΡΔΑΣ");</text:p>
      <text:p text:style-name="P22">INSERT INTO Book VALUES("960–538–174–6","Audacity 1.3.13",2001,926,"ΚΕΡΔΟΣ");</text:p>
      <text:p text:style-name="P22">INSERT INTO Book VALUES("960–538–174–7","AutoCAD 2004",1997,276,"ΚΛΕΙΔΑΡΙΘΜΟΣ");</text:p>
      <text:p text:style-name="P22">INSERT INTO Book VALUES("960–538–174–8","Facebook",1997,963,"ΚΛΕΙΔΑΡΙΘΜΟΣ");</text:p>
      <text:p text:style-name="P22">INSERT INTO Book VALUES("960–538–174–9","HTML5+JavaScript Δημιουργώντας παιχνίδια",1999,664,"ΜΕΤΑΙΧΜΙΟ");</text:p>
      <text:p text:style-name="P22">INSERT INTO Book VALUES("960–538–174–10","JAVA Getting started",1991,375,"ΚΕΡΔΟΣ");</text:p>
      <text:p text:style-name="P22">INSERT INTO Book VALUES("960–538–174–11","Μικροϋπολογιστές",2010,279,"ΠΑΠΑΣΩΤΗΡΙΟΥ");</text:p>
      <text:p text:style-name="P22">INSERT INTO Book VALUES("960–538–174–12","C++ Getting started",2001,904,"ΚΕΡΔΟΣ");</text:p>
      <text:p text:style-name="P22">INSERT INTO Book VALUES("960–538–174–13","LabVIEW",2015,240,"ΓΚΙΟΥΡΔΑΣ");</text:p>
      <text:p text:style-name="P22">INSERT INTO Book VALUES("960–538–174–14","ASSEMBLY ARM-MIPS",2013,248,"ΠΡΩΤΟΠΟΡΙΑ");</text:p>
      <text:p text:style-name="P22">INSERT INTO Book VALUES("960–538–174–15","LaTeX για αρχάριους",2014,326,"ΜΕΤΑΙΧΜΙΟ");</text:p>
      <text:p text:style-name="P22">INSERT INTO Book VALUES("960–538–174–16","UNIX - οκτώ μαθήματα",2005,891,"ΚΛΕΙΔΑΡΙΘΜΟΣ");</text:p>
      <text:p text:style-name="P22">INSERT INTO Book VALUES("960–538–174–17","Αλγόριθμοι και πολυπλοκότητα",2011,168,"ΓΚΙΟΥΡΔΑΣ");</text:p>
      <text:p text:style-name="P22"/>
      <text:p text:style-name="P22"/>
      <text:p text:style-name="P22">/*******************************************************************************</text:p>
      <text:p text:style-name="P22"><text:s text:c="3"/>Insert data into Author table</text:p>
      <text:p text:style-name="P22">********************************************************************************/</text:p>
      <text:p text:style-name="P22">INSERT INTO Author VALUES(1,"Κώστας","Σιδηρόπουλος","1962-05-10");</text:p>
      <text:p text:style-name="P22">INSERT INTO Author VALUES(2,"Ειρήνη","Μακρή","1955-11-23");</text:p>
      <text:p text:style-name="P22">INSERT INTO Author VALUES(3,"Ελένη","Δρόσου","1968-11-02");</text:p>
      <text:p text:style-name="P22">INSERT INTO Author VALUES(4,"Μιχάλης","Καππής","1986-02-08");</text:p>
      <text:p text:style-name="P22">INSERT INTO Author VALUES(5,"Αναστάσης","Χατζής","1955-03-29");</text:p>
      <text:p text:style-name="P22">INSERT INTO Author VALUES(6,"Δήμητρα","Τζιώρη","1965-03-29");</text:p>
      <text:p text:style-name="P22"/>
      <text:p text:style-name="P22"/>
      <text:p text:style-name="P22">/*******************************************************************************</text:p>
      <text:p text:style-name="P22"><text:s text:c="3"/>Insert data into Employee table</text:p>
      <text:p text:style-name="P22">********************************************************************************/</text:p>
      <text:p text:style-name="P22">INSERT INTO Employee VALUES (1,"Θεοδωσία","Καλλέργη",621);</text:p>
      <text:p text:style-name="P22">INSERT INTO Employee VALUES (2,"Μαρία","Καλπούζου",690);</text:p>
      <text:p text:style-name="P22">INSERT INTO Employee VALUES (3,"Άγγελος","Κοντός",750);</text:p>
      <text:p text:style-name="P22">INSERT INTO Employee VALUES (4,"Γεώργιος","Κιατίπης",750);</text:p>
      <text:p text:style-name="P22">INSERT INTO Employee VALUES (5,"Κωνσταντίνος","Κυριακός",1100);</text:p>
      <text:p text:style-name="P22">INSERT INTO Employee VALUES (6,"Κυριάκος","Αντωνίου",680);</text:p>
      <text:p text:style-name="P22">INSERT INTO Employee VALUES (7,"Ευτυχία","Τσίτου",912);</text:p>
      <text:p text:style-name="P22"/>
      <text:p text:style-name="P22"/>
      <text:p text:style-name="P22">/*******************************************************************************</text:p>
      <text:p text:style-name="P22"><text:s text:c="3"/>Insert data into Member table</text:p>
      <text:p text:style-name="P22"><text:soft-page-break/>********************************************************************************/</text:p>
      <text:p text:style-name="P22">INSERT INTO Member VALUES (1,"Μαρία","Αλεξίου","Δοϊράνης","12","16562","1973-02-22");</text:p>
      <text:p text:style-name="P22">INSERT INTO Member VALUES (2,"Ελένη","Δήμου","Τρικάλων","11","15771","1999-07-23");</text:p>
      <text:p text:style-name="P22">INSERT INTO Member VALUES (3,"Δήμητρα","Βλάχου","Ρωμυλίας","128","13554","2002-09-12");</text:p>
      <text:p text:style-name="P22">INSERT INTO Member VALUES (4,"Γεώργιος","Βίτσας","Γεννηματά","209","16561","2000-06-05");</text:p>
      <text:p text:style-name="P22">INSERT INTO Member VALUES (5,"Νίκος","Κλεφτάρας","Σμύρνης","44","18892","1998-10-12");</text:p>
      <text:p text:style-name="P22">INSERT INTO Member VALUES (6,"Αναστάσης","Μαντούδης","Ελ. Ανθρώπου","57","15489","1999-04-27");</text:p>
      <text:p text:style-name="P22">INSERT INTO Member VALUES (7,"Κατερίνα","Κουτσιλέου","Αττικής","68","14325","1996-08-05");</text:p>
      <text:p text:style-name="P22">INSERT INTO Member VALUES (8,"Νεφέλη","Δρογγίτη","Βυζαντίου","9","16567","1997-09-08");</text:p>
      <text:p text:style-name="P22">INSERT INTO Member VALUES (9,"Μαρία","Βαλαβάνη","Βυζαντίου","45","16567","1993-07-27");</text:p>
      <text:p text:style-name="P22">INSERT INTO Member VALUES (10,"Παναγιώτης","Δημάκας","Κρήτης","43","15987","1988-01-01");</text:p>
      <text:p text:style-name="P22"/>
      <text:p text:style-name="P22"/>
      <text:p text:style-name="P22">/*******************************************************************************</text:p>
      <text:p text:style-name="P22"><text:s text:c="3"/>Insert data into Permanent_Employee table</text:p>
      <text:p text:style-name="P22">********************************************************************************/</text:p>
      <text:p text:style-name="P22">INSERT INTO Permanent_Employee VALUES (1,"2005-10-23");</text:p>
      <text:p text:style-name="P22">INSERT INTO Permanent_Employee VALUES (3,"2000-12-10");</text:p>
      <text:p text:style-name="P22">INSERT INTO Permanent_Employee VALUES (5,"1999-01-23");</text:p>
      <text:p text:style-name="P22">INSERT INTO Permanent_Employee VALUES (7,"2010-06-28");</text:p>
      <text:p text:style-name="P22"/>
      <text:p text:style-name="P22"/>
      <text:p text:style-name="P22">/*******************************************************************************</text:p>
      <text:p text:style-name="P22"><text:s text:c="3"/>Insert data into Temporaty_Employee table</text:p>
      <text:p text:style-name="P22">********************************************************************************/</text:p>
      <text:p text:style-name="P22">INSERT INTO Temporary_Employee VALUES (2,1209);</text:p>
      <text:p text:style-name="P22">INSERT INTO Temporary_Employee VALUES (4,1210);</text:p>
      <text:p text:style-name="P22">INSERT INTO Temporary_Employee VALUES (6,1211);</text:p>
      <text:p text:style-name="P22"/>
      <text:p text:style-name="P22"/>
      <text:p text:style-name="P22">/*******************************************************************************</text:p>
      <text:p text:style-name="P22"><text:s text:c="3"/>Insert data into Written_by table</text:p>
      <text:p text:style-name="P22">********************************************************************************/</text:p>
      <text:p text:style-name="P22">INSERT INTO Written_by VALUES ("960–538–174–16",1);</text:p>
      <text:p text:style-name="P22">INSERT INTO Written_by VALUES ("960–538–174–16",2);</text:p>
      <text:p text:style-name="P22">INSERT INTO Written_by VALUES ("960–538–174–16",3);</text:p>
      <text:p text:style-name="P22">INSERT INTO Written_by VALUES ("960–538–174–17",1);</text:p>
      <text:p text:style-name="P22">INSERT INTO Written_by VALUES ("960–538–174–7",6);</text:p>
      <text:p text:style-name="P22">INSERT INTO Written_by VALUES ("960–538–174–7",1);</text:p>
      <text:p text:style-name="P22">INSERT INTO Written_by VALUES ("960–538–174–9",1);</text:p>
      <text:p text:style-name="P22">INSERT INTO Written_by VALUES ("960–538–174–9",3);</text:p>
      <text:p text:style-name="P22">INSERT INTO Written_by VALUES ("960–538–174–11",2);</text:p>
      <text:p text:style-name="P22">INSERT INTO Written_by VALUES ("960–538–174–11",5);</text:p>
      <text:p text:style-name="P22">INSERT INTO Written_by VALUES ("960–538–174–11",4);</text:p>
      <text:p text:style-name="P22">INSERT INTO Written_by VALUES ("960–538–174–15",2);</text:p>
      <text:p text:style-name="P22">INSERT INTO Written_by VALUES ("960–538–174–10",3);</text:p>
      <text:p text:style-name="P22">INSERT INTO Written_by VALUES ("960–538–174–6",3);</text:p>
      <text:p text:style-name="P22">INSERT INTO Written_by VALUES ("960–538–174–12",5);</text:p>
      <text:p text:style-name="P22">INSERT INTO Written_by VALUES ("960–538–174–13",5);</text:p>
      <text:p text:style-name="P22">INSERT INTO Written_by VALUES ("960–538–174–14",6);</text:p>
      <text:p text:style-name="P22">INSERT INTO Written_by VALUES ("960–538–174–5",6);</text:p>
      <text:p text:style-name="P22">INSERT INTO Written_by VALUES ("960–538–174–8",6);</text:p>
      <text:p text:style-name="P22"/>
      <text:p text:style-name="P22"><text:soft-page-break/></text:p>
      <text:p text:style-name="P22">/*******************************************************************************</text:p>
      <text:p text:style-name="P22"><text:s text:c="3"/>Insert data into Category table</text:p>
      <text:p text:style-name="P22">********************************************************************************/</text:p>
      <text:p text:style-name="P22">INSERT INTO Category VALUES ("ΕΠΙΣΤΗΜΟΝΙΚΑ",NULL);</text:p>
      <text:p text:style-name="P22">INSERT INTO Category VALUES ("ΠΛΗΡΟΦΟΡΙΚΗ","ΕΠΙΣΤΗΜΟΝΙΚΑ");</text:p>
      <text:p text:style-name="P22">INSERT INTO Category VALUES ("ΠΑΝΕΠΙΣΤΗΜΙΑΚΑ",NULL);</text:p>
      <text:p text:style-name="P22">INSERT INTO Category VALUES ("ΠΡΟΓΡΑΜΜΑΤΙΣΜΟΣ","ΠΑΝΕΠΙΣΤΗΜΙΑΚΑ");</text:p>
      <text:p text:style-name="P22">INSERT INTO Category VALUES ("ΠΟΛΥΤΕΧΝΙΚΑ",NULL);</text:p>
      <text:p text:style-name="P22">INSERT INTO Category VALUES ("ΛΕΙΤΟΥΡΓΙΚΑ","ΠΟΛΥΤΕΧΝΙΚΑ");</text:p>
      <text:p text:style-name="P22">INSERT INTO Category VALUES ("ΕΦΑΡΜΟΓΕΣ","ΕΠΙΣΤΗΜΟΝΙΚΑ");</text:p>
      <text:p text:style-name="P22">INSERT INTO Category VALUES ("ΔΙΑΔΙΚΤΥΟ","ΠΑΝΕΠΙΣΤΗΜΙΑΚΑ");</text:p>
      <text:p text:style-name="P22"/>
      <text:p text:style-name="P22"/>
      <text:p text:style-name="P22">/*******************************************************************************</text:p>
      <text:p text:style-name="P22"><text:s text:c="3"/>Insert data into Belongs_to table</text:p>
      <text:p text:style-name="P22">********************************************************************************/</text:p>
      <text:p text:style-name="P22">INSERT INTO Belongs_to VALUES("960–538–174–5","ΕΦΑΡΜΟΓΕΣ");</text:p>
      <text:p text:style-name="P22">INSERT INTO Belongs_to VALUES("960–538–174–6","ΕΦΑΡΜΟΓΕΣ");</text:p>
      <text:p text:style-name="P22">INSERT INTO Belongs_to VALUES("960–538–174–7","ΕΦΑΡΜΟΓΕΣ");</text:p>
      <text:p text:style-name="P22">INSERT INTO Belongs_to VALUES("960–538–174–8","ΔΙΑΔΙΚΤΥΟ");</text:p>
      <text:p text:style-name="P22">INSERT INTO Belongs_to VALUES("960–538–174–9","ΠΡΟΓΡΑΜΜΑΤΙΣΜΟΣ");</text:p>
      <text:p text:style-name="P22">INSERT INTO Belongs_to VALUES("960–538–174–10","ΠΡΟΓΡΑΜΜΑΤΙΣΜΟΣ");</text:p>
      <text:p text:style-name="P22">INSERT INTO Belongs_to VALUES("960–538–174–11","ΠΟΛΥΤΕΧΝΙΚΑ");</text:p>
      <text:p text:style-name="P22">INSERT INTO Belongs_to VALUES("960–538–174–12","ΠΡΟΓΡΑΜΜΑΤΙΣΜΟΣ");</text:p>
      <text:p text:style-name="P22">INSERT INTO Belongs_to VALUES("960–538–174–13","ΠΑΝΕΠΙΣΤΗΜΙΑΚΑ");</text:p>
      <text:p text:style-name="P22">INSERT INTO Belongs_to VALUES("960–538–174–14","ΠΟΛΥΤΕΧΝΙΚΑ");</text:p>
      <text:p text:style-name="P22">INSERT INTO Belongs_to VALUES("960–538–174–15","ΕΦΑΡΜΟΓΕΣ");</text:p>
      <text:p text:style-name="P22">INSERT INTO Belongs_to VALUES("960–538–174–16","ΛΕΙΤΟΥΡΓΙΚΑ");</text:p>
      <text:p text:style-name="P22">INSERT INTO Belongs_to VALUES("960–538–174–17", "ΠΟΛΥΤΕΧΝΙΚΑ");</text:p>
      <text:p text:style-name="P22"/>
      <text:p text:style-name="P22"/>
      <text:p text:style-name="P22">/*******************************************************************************</text:p>
      <text:p text:style-name="P22"><text:s text:c="3"/>Insert data into Copies table</text:p>
      <text:p text:style-name="P22">********************************************************************************/</text:p>
      <text:p text:style-name="P22">INSERT INTO Copies VALUES ("960–538–174–16",1,1);</text:p>
      <text:p text:style-name="P22">INSERT INTO Copies VALUES ("960–538–174–16",2,1);</text:p>
      <text:p text:style-name="P22">INSERT INTO Copies VALUES ("960–538–174–16",3,1);</text:p>
      <text:p text:style-name="P22">INSERT INTO Copies VALUES ("960–538–174–17",1,2);</text:p>
      <text:p text:style-name="P22">INSERT INTO Copies VALUES ("960–538–174–7",1,4);</text:p>
      <text:p text:style-name="P22">INSERT INTO Copies VALUES ("960–538–174–7",2,4);</text:p>
      <text:p text:style-name="P22">INSERT INTO Copies VALUES ("960–538–174–9",1,4);</text:p>
      <text:p text:style-name="P22">INSERT INTO Copies VALUES ("960–538–174–11",1,3);</text:p>
      <text:p text:style-name="P22">INSERT INTO Copies VALUES ("960–538–174–11",2,3);</text:p>
      <text:p text:style-name="P22">INSERT INTO Copies VALUES ("960–538–174–11",3,3);</text:p>
      <text:p text:style-name="P22">INSERT INTO Copies VALUES ("960–538–174–15",1,1);</text:p>
      <text:p text:style-name="P22">INSERT INTO Copies VALUES ("960–538–174–10",1,1);</text:p>
      <text:p text:style-name="P22">INSERT INTO Copies VALUES ("960–538–174–6",1,4);</text:p>
      <text:p text:style-name="P22">INSERT INTO Copies VALUES ("960–538–174–12",1,4);</text:p>
      <text:p text:style-name="P22">INSERT INTO Copies VALUES ("960–538–174–13",1,4);</text:p>
      <text:p text:style-name="P22">INSERT INTO Copies VALUES ("960–538–174–14",1,3);</text:p>
      <text:p text:style-name="P22">INSERT INTO Copies VALUES ("960–538–174–14",2,3);</text:p>
      <text:p text:style-name="P22">INSERT INTO Copies VALUES ("960–538–174–14",3,3);</text:p>
      <text:p text:style-name="P22"><text:soft-page-break/>INSERT INTO Copies VALUES ("960–538–174–5",1,2);</text:p>
      <text:p text:style-name="P22">INSERT INTO Copies VALUES ("960–538–174–8",1,2);</text:p>
      <text:p text:style-name="P22">INSERT INTO Copies VALUES ("960–538–174–8",2,2);</text:p>
      <text:p text:style-name="P22">INSERT INTO Copies VALUES ("960–538–174–8",3,2);</text:p>
      <text:p text:style-name="P22">INSERT INTO Copies VALUES ("960–538–174–8",4,2);</text:p>
      <text:p text:style-name="P22"/>
      <text:p text:style-name="P22"/>
      <text:p text:style-name="P22">/*******************************************************************************</text:p>
      <text:p text:style-name="P22"><text:s text:c="3"/>Insert data into Borrows table</text:p>
      <text:p text:style-name="P22">********************************************************************************/</text:p>
      <text:p text:style-name="P22">INSERT INTO Borrows VALUES (1,"960–538–174–16",1,"2019-05-05",NULL);</text:p>
      <text:p text:style-name="P22">INSERT INTO Borrows VALUES (2,"960–538–174–5", 1,"2019-05-06",NULL);</text:p>
      <text:p text:style-name="P22">INSERT INTO Borrows VALUES (1,"960–538–174–10",1,"2019-05-01",NULL);</text:p>
      <text:p text:style-name="P22">INSERT INTO Borrows VALUES (3,"960–538–174–11",1,"2019-05-10",NULL);</text:p>
      <text:p text:style-name="P22">INSERT INTO Borrows VALUES (4,"960–538–174–7", 1,"2019-05-12",NULL);</text:p>
      <text:p text:style-name="P22">INSERT INTO Borrows VALUES (5,"960–538–174–13",1,"2019-05-13",NULL);</text:p>
      <text:p text:style-name="P22">INSERT INTO Borrows VALUES (6,"960–538–174–16",2,"2019-05-14",NULL);</text:p>
      <text:p text:style-name="P22">INSERT INTO Borrows VALUES (7,"960–538–174–7", 2,"2019-05-15",NULL);</text:p>
      <text:p text:style-name="P22">INSERT INTO Borrows VALUES (7,"960–538–174–8", 1,"2019-05-15",NULL);</text:p>
      <text:p text:style-name="P22">INSERT INTO Borrows VALUES (1,"960–538–174–11",3,"2019-05-20",NULL);</text:p>
      <text:p text:style-name="P22">INSERT INTO Borrows VALUES (1,"960–538–174–14",3,"2019-05-20",NULL);</text:p>
      <text:p text:style-name="P22">INSERT INTO Borrows VALUES (1,"960–538–174–16",3,"2019-05-20",NULL);</text:p>
      <text:p text:style-name="P22"/>
      <text:p text:style-name="P22"/>
      <text:p text:style-name="P22">/*******************************************************************************</text:p>
      <text:p text:style-name="P22"><text:s text:c="3"/>Insert data into Reminder table</text:p>
      <text:p text:style-name="P22">********************************************************************************/</text:p>
      <text:p text:style-name="P22">INSERT INTO Reminder VALUES (1,2,"960–538–174–5",1,"2019-05-06","2019-05-15");</text:p>
      <text:p text:style-name="P22">INSERT INTO Reminder VALUES (4,3,"960–538–174–11",1,"2019-05-10","2019-05-15");</text:p>
      <text:p text:style-name="P22"/>
      <text:p text:style-name="P22"/>
      <text:p text:style-name="P22">/*******************************************************************************</text:p>
      <text:p text:style-name="P22"><text:s text:c="3"/>Create view that shows how many books each member has borrowed</text:p>
      <text:p text:style-name="P22"><text:s text:c="3"/>(This view is non-updateable as it contains the COUNT function)</text:p>
      <text:p text:style-name="P22">********************************************************************************/</text:p>
      <text:p text:style-name="P22">CREATE VIEW BorrowedCount AS </text:p>
      <text:p text:style-name="P22">(SELECT MFirst AS "FirstName", MLast AS "LastName", COUNT(*) AS "BooksBorrowed" FROM Borrows AS b, Member AS m</text:p>
      <text:p text:style-name="P22"><text:s/>WHERE m.memberID=b.memberID GROUP BY m.memberID ORDER BY COUNT(*) DESC);</text:p>
      <text:p text:style-name="P22"/>
      <text:p text:style-name="P22">/*******************************************************************************</text:p>
      <text:p text:style-name="P22"><text:s text:c="3"/>Create view that shows book titles, their shelf and copy number</text:p>
      <text:p text:style-name="P22"><text:s text:c="3"/>(This view is updateable as it doesn't contain any element that denies it)</text:p>
      <text:p text:style-name="P22">********************************************************************************/</text:p>
      <text:p text:style-name="P22">CREATE VIEW BookPosition AS SELECT title, shelf, copyNr FROM Book AS b, Copies AS c WHERE b.ISBN=c.ISBN;</text:p>
      <text:p text:style-name="P23"/>
      <text:p text:style-name="P23"/>
      <text:p text:style-name="P23"/>
      <text:p text:style-name="P23"/>
      <text:p text:style-name="P23"/>
      <text:p text:style-name="P23"/>
      <text:p text:style-name="P23"/>
      <text:p text:style-name="P16"><text:soft-page-break/><text:span text:style-name="T17">Τα ερωτήματα που επιλέξαμε να υλοποιήσουμε είναι:</text:span></text:p>
      <text:p text:style-name="P16"><text:span text:style-name="T17"/></text:p>
      <text:p text:style-name="P16"><text:span text:style-name="T11">JOIN-1 </text:span><text:span text:style-name="T13">Query: </text:span><text:span text:style-name="T15">Δείχνει τα βιβλία που έχουν εκδοθεί από τον εκδοτικό οίκο που επιλέγει ο χρήστης.</text:span></text:p>
      <text:p text:style-name="P16"><text:span text:style-name="T15"/></text:p>
      <text:p text:style-name="P36"><text:bookmark-start text:name="__DdeLink__46_968060816"/><text:bookmark-start text:name="__DdeLink__44_968060816"/><text:span text:style-name="T16">select title from Book as b inner join Publisher as p on b.pubName=p.pubName where b.pubName = NAME;</text:span><text:bookmark-end text:name="__DdeLink__46_968060816"/><text:bookmark-end text:name="__DdeLink__44_968060816"/></text:p>
      <text:p text:style-name="P35"><text:span text:style-name="T14"/></text:p>
      <text:p text:style-name="P35"><text:span text:style-name="T12">JOIN-2</text:span><text:span text:style-name="T11"> </text:span><text:span text:style-name="T13">Query: </text:span><text:span text:style-name="T15">Δείχνει το ράφι και τον αριθμό αντιτύπων του βιβλίου που έχει επιλέξει ο χρήστης.</text:span></text:p>
      <text:p text:style-name="P35"><text:span text:style-name="T15"/></text:p>
      <text:p text:style-name="P31"><text:bookmark-start text:name="__DdeLink__80_819197172"/>select copyNr,shelf from Copies as c inner join Book as b on c.ISBN=b.ISBN where b.title =<text:bookmark-end text:name="__DdeLink__80_819197172"/> <text:span text:style-name="T10">TITLE</text:span>;</text:p>
      <text:p text:style-name="P28"/>
      <text:p text:style-name="P28">AGGREGATE<text:span text:style-name="T18"> Query: </text:span><text:span text:style-name="T19">Δείχνει τα συνολικά έξοδα της βιβλιοθήκης σε μισθούς υπαλλήλων.</text:span></text:p>
      <text:p text:style-name="P28"><text:span text:style-name="T19"/></text:p>
      <text:p text:style-name="P32"><text:bookmark-start text:name="__DdeLink__73_819197172"/>select SUM(salary) as "Total Salary Costs" from Employee;<text:bookmark-end text:name="__DdeLink__73_819197172"/></text:p>
      <text:p text:style-name="P24"/>
      <text:p text:style-name="P28">GROUP BY<text:span text:style-name="T18"> Query: </text:span><text:span text:style-name="T19">Δείχνει τον αριθμό των βιβλίων που έχει συγγράψει ο κάθε συγγραφέας.</text:span></text:p>
      <text:p text:style-name="P28"><text:span text:style-name="T19"/></text:p>
      <text:p text:style-name="P33"><text:bookmark-start text:name="__DdeLink__78_819197172"/>select a.AFirst as "First Name", a.ALast as "Last Name", COUNT(*) as "Books Written" from Written_by as w inner join Author as a on a.authID=w.authID group by w.authID;<text:bookmark-end text:name="__DdeLink__78_819197172"/></text:p>
      <text:p text:style-name="P28"/>
      <text:p text:style-name="P28">ORDER BY<text:span text:style-name="T18"> Query: </text:span><text:span text:style-name="T19">Δείχνει το ονοματεπώνυμο των μόνιμων υπαλλήλων από αυτόν που προσλήφθηκε πιο παλία ως τον πιο “καινούριο”.</text:span></text:p>
      <text:p text:style-name="P28"><text:span text:style-name="T19"/></text:p>
      <text:p text:style-name="P33"><text:bookmark-start text:name="__DdeLink__75_819197172"/>select EFirst as "First Name", Elast as "Last Name", HiringDate as "Hiring Date" from Employee, Permanent_Employee order by HiringDate;<text:bookmark-end text:name="__DdeLink__75_819197172"/></text:p>
      <text:p text:style-name="P28"/>
      <text:p text:style-name="P29">HAVING <text:span text:style-name="T9">Query: </text:span><text:span text:style-name="T19">Δείχνει το ονοματεπώνυμο εκείνων των μελών που έχουν δανειστεί ακριβώς πέντε βιβλία.</text:span></text:p>
      <text:p text:style-name="P29"><text:span text:style-name="T19"/></text:p>
      <text:p text:style-name="P33"><text:bookmark-start text:name="__DdeLink__0_842664624"/>select m.memberID as \"Member ID\", Mfirst as \"First Name\", MLast as \"Last Name\" from Member as m, Borrows as b where m.memberID = b.memberID group by b.memberID having count(b.memberID)=5;<text:bookmark-end text:name="__DdeLink__0_842664624"/></text:p>
      <text:p text:style-name="P30"/>
      <text:p text:style-name="P29">NESTED <text:span text:style-name="T9">Query: </text:span><text:span text:style-name="T19">Δείχνει τους τίτλους των βιβλίων που εκδόθηκαν από εκδοτικούς οίκους με έτος ίδρυσης μετά από το έτος που επέλεξε ο χρήστης.</text:span></text:p>
      <text:p text:style-name="P29"><text:span text:style-name="T19"/></text:p>
      <text:p text:style-name="P34"><text:bookmark-start text:name="__DdeLink__5_842664624"/><text:bookmark-start text:name="__DdeLink__3_842664624"/>select title from Book where pubName in (select pubName from Publisher where estYear &gt; YEAR);<text:bookmark-end text:name="__DdeLink__5_842664624"/><text:bookmark-end text:name="__DdeLink__3_842664624"/></text:p>
      <text:p text:style-name="P34"/>
      <text:p text:style-name="P34"/>
      <text:p text:style-name="P34"/>
      <text:p text:style-name="P25"><text:soft-page-break/>Η πρώτη όψη που δημιουργήσαμε είναι η BookPosition η οποία περιέχει τον τίτλο των βιβλίων από τον πίνακα Book και το αντίστοιχο ράφι και αριθμό αντιτύπου του πίνακα Copies. Η όψη αυτή είναι ενημερώσιμη καθώς δεν διαθέτει κανένα από τα χαρακτηριστικά που κάνουν μία όψη να είναι μη ενημερώσιμη. Η δεύτερη όψη που δημιουργήσαμε είναι η BorrowedCount η οποία περιέχει το ονοματεπώνυμο όλων των μελών από τον πίνακα Member και το αντίστοιχο πλήθος βιβλίων που αυτά έχουν δανειστεί από τον πίνακα Borrows. Η όψη αυτή είναι μη-ενημερώσιμη, καθώς περιέχει την συνάρτηση COUNT στα πεδία που επιστρέφει. Στην περίπτωση αυτή η MySQL της απαγορεύει να ενημερωθεί.</text:p>
      <text:p text:style-name="P25"/>
      <text:p text:style-name="P26">Τα triggers που έχουμε υλοποιήσει και φαίνονται στον κώδικα sql είναι:</text:p>
      <text:list xml:id="list1259858721" text:style-name="L5">
        <text:list-item>
          <text:p text:style-name="P27">Όταν πάει να δανειστεί ένα βιβλίο κάποιο μέλος το οποίο δεν <text:span text:style-name="T20">δύναται να προβεί σε δανεισμό (είτε επειδή έχει ήδη πέντε δανεισμένα βιβλία είτε λόγω καθυστέρησης στην επιστροφή ενός βιβλίου) να αποτρέπει την βάση από την είσοδο της εν λόγω εγγραφής, ώστε να διατηρηθεί η εύρυθμη λειτουργία της βιβλιοθήκης<text:tab/>.</text:span></text:p>
        </text:list-item>
        <text:list-item>
          <text:p text:style-name="P27">Ό<text:span text:style-name="T20">ταν εισάγουμε μία εγγραφή βιβλίου-κατηγορίας στον πίνακα Belongs_to και η κατηγορία αυτή δεν υπάρχει στον πίνακα Category, τότε το trigger εισάγει την κατηγορία στον πίνακα αυτόν (χωρίς κάποια υπερκατηγορία), έτσι ώστε να διαφυλαχθεί η αναφορική ακεραιότητα της βάσης και να μην χαθεί η εγγραφή που πάμε να εισάγουμε</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8:41:47.587295119</meta:creation-date>
    <meta:generator>LibreOffice/5.4.3.2$Linux_X86_64 LibreOffice_project/92a7159f7e4af62137622921e809f8546db437e5</meta:generator>
    <dc:date>2019-05-30T01:14:24.031402272</dc:date>
    <meta:editing-duration>PT30M4S</meta:editing-duration>
    <meta:editing-cycles>5</meta:editing-cycles>
    <meta:document-statistic meta:table-count="0" meta:image-count="0" meta:object-count="0" meta:page-count="15" meta:paragraph-count="505" meta:word-count="3107" meta:character-count="27953" meta:non-whitespace-character-count="24896"/>
  </office:meta>
</office:document-meta>
</file>